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Interstate Mono" svg:font-family="'Interstate Mono'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fo:font-size="12pt" style:font-size-asian="12pt" style:font-size-complex="12pt"/>
    </style:style>
    <style:style style:name="P5" style:family="paragraph" style:parent-style-name="code" style:list-style-name="L1">
      <style:text-properties fo:font-size="12pt" style:font-size-asian="12pt" style:font-size-complex="12p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10 Pitch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Courier 10 Pitch" fo:font-weight="normal" style:font-weight-asian="normal" style:font-weight-complex="normal"/>
    </style:style>
    <style:style style:name="T5" style:family="text">
      <style:text-properties style:font-name="Nimbus Roman No9 L"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font-name="Nimbus Roman No9 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 + PR2 Training Workshop</text:p>
      <text:p text:style-name="P2"/>
      <text:p text:style-name="P2">PR2 System Administration Practice</text:p>
      <text:p text:style-name="P3"/>
      <text:list xml:id="list76870569" text:style-name="L1">
        <text:list-item>
          <text:p text:style-name="P5"><text:span text:style-name="T2">Log in to the “pr2admin” account:<text:line-break/></text:span><text:span text:style-name="T4">pr2admin@basestation$ ssh pr2admin@c1<text:line-break/></text:span></text:p>
        </text:list-item>
        <text:list-item>
          <text:p text:style-name="P4"><text:span text:style-name="T6">Create a new user:</text:span><text:span text:style-name="T4"><text:line-break/>pr2admin@c1$ sudo adduser myuser<text:line-break/></text:span></text:p>
        </text:list-item>
        <text:list-item>
          <text:p text:style-name="P5"><text:span text:style-name="T6">Create a new admin user:</text:span><text:span text:style-name="T4"><text:line-break/>pr2admin@c1$ sudo adduser myadmin<text:line-break/>pr2admin@c1$ usermod -a -G admin myadmin<text:line-break/></text:span></text:p>
        </text:list-item>
        <text:list-item>
          <text:p text:style-name="P5"><text:span text:style-name="T6">Update the robot software:</text:span><text:span text:style-name="T4"><text:line-break/>pr2admin@c1$ sudo apt-get update<text:line-break/>pr2admin@c1$ sudo apt-get dist-upgrade<text:line-break/></text:span></text:p>
        </text:list-item>
        <text:list-item>
          <text:p text:style-name="P5"><text:span text:style-name="T6">Format the internal disk on c2:<text:line-break/></text:span><text:span text:style-name="T4">pr2admin@c2$ sudo umount /home<text:line-break/>pr2admin@c2$ sudo formatdisk /dev/sda<text:line-break/>pr2admin@c2$ sudo mount /home<text:line-break/></text:span></text:p>
        </text:list-item>
        <text:list-item>
          <text:p text:style-name="P5"><text:span text:style-name="T6">Move a user home directory to c2:</text:span><text:span text:style-name="T4"><text:line-break/>pr2admin@c1$ sudo mv /pr/1/myuser /pr/2/myuser<text:line-break/>pr2admin@c1$ sudo ln -sf /pr/2/myuser /u/myuser<text:line-break/></text:span></text:p>
        </text:list-item>
        <text:list-item>
          <text:p text:style-name="P5"><text:span text:style-name="T6">Set up the cradlepoint with a new ESSID or wireless security:</text:span><text:span text:style-name="T4"><text:line-break/>go to: 10.68.0.250<text:line-break/></text:span></text:p>
        </text:list-item>
        <text:list-item>
          <text:p text:style-name="P5"><text:span text:style-name="T6">Run pr2-systemcheck:</text:span><text:span text:style-name="T4"><text:line-break/>pr2admin@c1$ sudo pr2-systemcheck<text:line-break/></text:span></text:p>
        </text:list-item>
        <text:list-item>
          <text:p text:style-name="P5"><text:span text:style-name="T6">Add a file to /etc on c2:</text:span></text:p>
          <text:p text:style-name="P5"><text:span text:style-name="T4">pr2admin@c1$ sudo emacs /etc/testfile</text:span><text:span text:style-name="T6"><text:line-break/></text:span><text:span text:style-name="T4">pr2admin@c2$ sudo emacs /slave/etc/testfile</text:span></text:p>
          <text:p text:style-name="P5"><text:span text:style-name="T4">pr2admin@c1$ less /etc/testfile</text:span></text:p>
          <text:p text:style-name="P5"><text:span text:style-name="T4">pr2admin@c2$ less /etc/testfile<text:line-break/></text:span></text:p>
        </text:list-item>
        <text:list-item>
          <text:p text:style-name="P5"><text:span text:style-name="T6">Reboot the robot:</text:span><text:span text:style-name="T4"><text:line-break/>pr2admin@c1$ sudo pr2-shutdown --reboo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Interstate Mono" svg:font-family="'Interstate Mono'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start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start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ROSMaster1_7e_LT_7e_Gliederung_20_1" style:display-name="ROSMaster1~LT~Gliederung 1" style:family="paragraph">
      <style:paragraph-properties fo:margin-left="0in" fo:margin-right="0in" fo:margin-top="0in" fo:margin-bottom="0.1965in" style:line-height-at-least="0.139in" fo:text-align="start" style:justify-single-word="false" fo:text-indent="0in" style:auto-text-indent="false" style:text-autospace="none" style:writing-mode="lr-tb"/>
      <style:text-properties fo:color="#314162" style:text-outline="false" style:text-line-through-style="none" style:font-name="DejaVu Sans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1_7e_LT_7e_Gliederung_20_2" style:display-name="ROSMaster1~LT~Gliederung 2" style:family="paragraph" style:parent-style-name="ROSMaster1_7e_LT_7e_Gliederung_20_1">
      <style:paragraph-properties fo:margin-top="0in" fo:margin-bottom="0.1575in"/>
      <style:text-properties fo:font-size="28pt" style:font-size-asian="28pt" style:font-size-complex="28pt"/>
    </style:style>
    <style:style style:name="ROSMaster1_7e_LT_7e_Gliederung_20_3" style:display-name="ROSMaster1~LT~Gliederung 3" style:family="paragraph" style:parent-style-name="ROSMaster1_7e_LT_7e_Gliederung_20_2">
      <style:paragraph-properties fo:margin-top="0in" fo:margin-bottom="0.1181in"/>
      <style:text-properties fo:font-size="24pt" style:font-size-asian="24pt" style:font-size-complex="24pt"/>
    </style:style>
    <style:style style:name="ROSMaster1_7e_LT_7e_Gliederung_20_4" style:display-name="ROSMaster1~LT~Gliederung 4" style:family="paragraph" style:parent-style-name="ROSMaster1_7e_LT_7e_Gliederung_20_3">
      <style:paragraph-properties fo:margin-top="0in" fo:margin-bottom="0.0783in"/>
      <style:text-properties fo:font-size="20pt" style:font-size-asian="20pt" style:font-size-complex="20pt"/>
    </style:style>
    <style:style style:name="ROSMaster1_7e_LT_7e_Gliederung_20_5" style:display-name="ROSMaster1~LT~Gliederung 5" style:family="paragraph" style:parent-style-name="ROSMaster1_7e_LT_7e_Gliederung_20_4">
      <style:paragraph-properties fo:margin-top="0in" fo:margin-bottom="0.0398in"/>
    </style:style>
    <style:style style:name="ROSMaster1_7e_LT_7e_Gliederung_20_6" style:display-name="ROSMaster1~LT~Gliederung 6" style:family="paragraph" style:parent-style-name="ROSMaster1_7e_LT_7e_Gliederung_20_5"/>
    <style:style style:name="ROSMaster1_7e_LT_7e_Gliederung_20_7" style:display-name="ROSMaster1~LT~Gliederung 7" style:family="paragraph" style:parent-style-name="ROSMaster1_7e_LT_7e_Gliederung_20_6"/>
    <style:style style:name="ROSMaster1_7e_LT_7e_Gliederung_20_8" style:display-name="ROSMaster1~LT~Gliederung 8" style:family="paragraph" style:parent-style-name="ROSMaster1_7e_LT_7e_Gliederung_20_7"/>
    <style:style style:name="ROSMaster1_7e_LT_7e_Gliederung_20_9" style:display-name="ROSMaster1~LT~Gliederung 9" style:family="paragraph" style:parent-style-name="ROSMaster1_7e_LT_7e_Gliederung_20_8"/>
    <style:style style:name="ROSMaster1_7e_LT_7e_Titel" style:display-name="ROSMaster1~LT~Titel" style:family="paragraph">
      <style:paragraph-properties fo:text-align="start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ROSMaster1_7e_LT_7e_Untertitel" style:display-name="ROSMaster1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1_7e_LT_7e_Notizen" style:display-name="ROSMaster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ROSMaster1_7e_LT_7e_Hintergrundobjekte" style:display-name="ROSMaster1~LT~Hintergrundobjekte" style:family="paragraph">
      <style:paragraph-properties style:text-autospace="none"/>
      <style:text-properties style:letter-kerning="true"/>
    </style:style>
    <style:style style:name="ROSMaster1_7e_LT_7e_Hintergrund" style:display-name="ROSMaster1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start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in" fo:margin-bottom="0.1965in" style:line-height-at-least="0.139in" fo:text-align="start" style:justify-single-word="false" fo:text-indent="0in" style:auto-text-indent="false" style:text-autospace="none" style:writing-mode="lr-tb"/>
      <style:text-properties fo:color="#314162" style:text-outline="false" style:text-line-through-style="none" style:font-name="DejaVu Sans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ROSMaster2_7e_LT_7e_Gliederung_20_1" style:display-name="ROSMaster2~LT~Gliederung 1" style:family="paragraph">
      <style:paragraph-properties fo:margin-top="0in" fo:margin-bottom="0.1965in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2_7e_LT_7e_Gliederung_20_2" style:display-name="ROSMaster2~LT~Gliederung 2" style:family="paragraph" style:parent-style-name="ROSMaster2_7e_LT_7e_Gliederung_20_1">
      <style:paragraph-properties fo:margin-top="0in" fo:margin-bottom="0.1575in"/>
      <style:text-properties fo:font-size="28pt" style:font-size-asian="28pt" style:font-size-complex="28pt"/>
    </style:style>
    <style:style style:name="ROSMaster2_7e_LT_7e_Gliederung_20_3" style:display-name="ROSMaster2~LT~Gliederung 3" style:family="paragraph" style:parent-style-name="ROSMaster2_7e_LT_7e_Gliederung_20_2">
      <style:paragraph-properties fo:margin-top="0in" fo:margin-bottom="0.1181in"/>
      <style:text-properties fo:font-size="24pt" style:font-size-asian="24pt" style:font-size-complex="24pt"/>
    </style:style>
    <style:style style:name="ROSMaster2_7e_LT_7e_Gliederung_20_4" style:display-name="ROSMaster2~LT~Gliederung 4" style:family="paragraph" style:parent-style-name="ROSMaster2_7e_LT_7e_Gliederung_20_3">
      <style:paragraph-properties fo:margin-top="0in" fo:margin-bottom="0.0783in"/>
      <style:text-properties fo:font-size="20pt" style:font-size-asian="20pt" style:font-size-complex="20pt"/>
    </style:style>
    <style:style style:name="ROSMaster2_7e_LT_7e_Gliederung_20_5" style:display-name="ROSMaster2~LT~Gliederung 5" style:family="paragraph" style:parent-style-name="ROSMaster2_7e_LT_7e_Gliederung_20_4">
      <style:paragraph-properties fo:margin-top="0in" fo:margin-bottom="0.0398in"/>
    </style:style>
    <style:style style:name="ROSMaster2_7e_LT_7e_Gliederung_20_6" style:display-name="ROSMaster2~LT~Gliederung 6" style:family="paragraph" style:parent-style-name="ROSMaster2_7e_LT_7e_Gliederung_20_5"/>
    <style:style style:name="ROSMaster2_7e_LT_7e_Gliederung_20_7" style:display-name="ROSMaster2~LT~Gliederung 7" style:family="paragraph" style:parent-style-name="ROSMaster2_7e_LT_7e_Gliederung_20_6"/>
    <style:style style:name="ROSMaster2_7e_LT_7e_Gliederung_20_8" style:display-name="ROSMaster2~LT~Gliederung 8" style:family="paragraph" style:parent-style-name="ROSMaster2_7e_LT_7e_Gliederung_20_7"/>
    <style:style style:name="ROSMaster2_7e_LT_7e_Gliederung_20_9" style:display-name="ROSMaster2~LT~Gliederung 9" style:family="paragraph" style:parent-style-name="ROSMaster2_7e_LT_7e_Gliederung_20_8"/>
    <style:style style:name="ROSMaster2_7e_LT_7e_Titel" style:display-name="ROSMaster2~LT~Titel" style:family="paragraph">
      <style:paragraph-properties fo:text-align="center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ROSMaster2_7e_LT_7e_Untertitel" style:display-name="ROSMaster2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2_7e_LT_7e_Notizen" style:display-name="ROSMaster2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ROSMaster2_7e_LT_7e_Hintergrundobjekte" style:display-name="ROSMaster2~LT~Hintergrundobjekte" style:family="paragraph">
      <style:paragraph-properties style:text-autospace="none"/>
      <style:text-properties style:letter-kerning="true"/>
    </style:style>
    <style:style style:name="ROSMaster2_7e_LT_7e_Hintergrund" style:display-name="ROSMaster2~LT~Hintergrund" style:family="paragraph">
      <style:paragraph-properties style:text-autospace="none"/>
      <style:text-properties style:letter-kerning="true"/>
    </style:style>
    <style:style style:name="tutorialtemplate_7e_LT_7e_Gliederung_20_1" style:display-name="tutorialtemplate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tutorialtemplate_7e_LT_7e_Gliederung_20_2" style:display-name="tutorialtemplate~LT~Gliederung 2" style:family="paragraph" style:parent-style-name="tutorialtemplate_7e_LT_7e_Gliederung_20_1">
      <style:paragraph-properties fo:margin-top="0in" fo:margin-bottom="0.1575in"/>
      <style:text-properties fo:font-size="28pt" style:font-size-asian="28pt" style:font-size-complex="28pt"/>
    </style:style>
    <style:style style:name="tutorialtemplate_7e_LT_7e_Gliederung_20_3" style:display-name="tutorialtemplate~LT~Gliederung 3" style:family="paragraph" style:parent-style-name="tutorialtemplate_7e_LT_7e_Gliederung_20_2">
      <style:paragraph-properties fo:margin-top="0in" fo:margin-bottom="0.1181in"/>
      <style:text-properties fo:font-size="24pt" style:font-size-asian="24pt" style:font-size-complex="24pt"/>
    </style:style>
    <style:style style:name="tutorialtemplate_7e_LT_7e_Gliederung_20_4" style:display-name="tutorialtemplate~LT~Gliederung 4" style:family="paragraph" style:parent-style-name="tutorialtemplate_7e_LT_7e_Gliederung_20_3">
      <style:paragraph-properties fo:margin-top="0in" fo:margin-bottom="0.0783in"/>
      <style:text-properties fo:font-size="20pt" style:font-size-asian="20pt" style:font-size-complex="20pt"/>
    </style:style>
    <style:style style:name="tutorialtemplate_7e_LT_7e_Gliederung_20_5" style:display-name="tutorialtemplate~LT~Gliederung 5" style:family="paragraph" style:parent-style-name="tutorialtemplate_7e_LT_7e_Gliederung_20_4">
      <style:paragraph-properties fo:margin-top="0in" fo:margin-bottom="0.0398in"/>
    </style:style>
    <style:style style:name="tutorialtemplate_7e_LT_7e_Gliederung_20_6" style:display-name="tutorialtemplate~LT~Gliederung 6" style:family="paragraph" style:parent-style-name="tutorialtemplate_7e_LT_7e_Gliederung_20_5"/>
    <style:style style:name="tutorialtemplate_7e_LT_7e_Gliederung_20_7" style:display-name="tutorialtemplate~LT~Gliederung 7" style:family="paragraph" style:parent-style-name="tutorialtemplate_7e_LT_7e_Gliederung_20_6"/>
    <style:style style:name="tutorialtemplate_7e_LT_7e_Gliederung_20_8" style:display-name="tutorialtemplate~LT~Gliederung 8" style:family="paragraph" style:parent-style-name="tutorialtemplate_7e_LT_7e_Gliederung_20_7"/>
    <style:style style:name="tutorialtemplate_7e_LT_7e_Gliederung_20_9" style:display-name="tutorialtemplate~LT~Gliederung 9" style:family="paragraph" style:parent-style-name="tutorialtemplate_7e_LT_7e_Gliederung_20_8"/>
    <style:style style:name="tutorialtemplate_7e_LT_7e_Titel" style:display-name="tutorialtempla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tutorialtemplate_7e_LT_7e_Untertitel" style:display-name="tutorialtemplate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tutorialtemplate_7e_LT_7e_Notizen" style:display-name="tutorialtemplate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tutorialtemplate_7e_LT_7e_Hintergrundobjekte" style:display-name="tutorialtemplate~LT~Hintergrundobjekte" style:family="paragraph">
      <style:paragraph-properties style:text-autospace="none"/>
      <style:text-properties style:letter-kerning="true"/>
    </style:style>
    <style:style style:name="tutorialtemplate_7e_LT_7e_Hintergrund" style:display-name="tutorialtemplate~LT~Hintergrund" style:family="paragraph">
      <style:paragraph-properties style:text-autospace="none"/>
      <style:text-properties style:letter-kerning="true"/>
    </style:style>
    <style:style style:name="code" style:family="paragraph" style:parent-style-name="Standard" style:class="text">
      <style:text-properties style:font-name="Nimbus Roman No9 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emy Leibs</meta:initial-creator>
    <meta:creation-date>2010-05-17T21:57:08</meta:creation-date>
    <dc:date>2010-05-17T22:18:03</dc:date>
    <dc:creator>Jeremy Leibs</dc:creator>
    <meta:editing-duration>PT00H20M55S</meta:editing-duration>
    <meta:editing-cycles>5</meta:editing-cycles>
    <meta:generator>OpenOffice.org/3.1$Unix OpenOffice.org_project/310m19$Build-9420</meta:generator>
    <meta:document-statistic meta:table-count="0" meta:image-count="0" meta:object-count="0" meta:page-count="1" meta:paragraph-count="15" meta:word-count="148" meta:character-count="1027"/>
  </office:meta>
</office:document-meta>
</file>